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318436668" text:style-name="L1">
        <text:list-header>
          <text:p text:style-name="P4">Comptia A+ Study guide</text:p>
          <text:p text:style-name="P4"/>
        </text:list-header>
      </text:list>
      <text:p text:style-name="P2">Comptia A+ Cert. <text:span text:style-name="T1">1001</text:span></text:p>
      <text:p text:style-name="P3"/>
      <text:list xml:id="list3643308532" text:style-name="L2">
        <text:list-header>
          <text:p text:style-name="P5">Section <text:span text:style-name="T2">2</text:span> Notes</text:p>
          <text:p text:style-name="P7"/>
          <text:p text:style-name="P8">Chapter 1 – Safety and Professionalism</text:p>
        </text:list-header>
        <text:list-item>
          <text:p text:style-name="P9">Tools of the trade</text:p>
          <text:list>
            <text:list-item>
              <text:p text:style-name="P11">You can buy PC repair tool kits.</text:p>
            </text:list-item>
            <text:list-item>
              <text:p text:style-name="P11">There are kits for mobile devices.</text:p>
            </text:list-item>
            <text:list-item>
              <text:p text:style-name="P11">Use a voltage tester or volt-ohm meter to test input voltage.</text:p>
            </text:list-item>
            <text:list-item>
              <text:p text:style-name="P11">Always carry multiple thumb drives.</text:p>
              <text:p text:style-name="P12"/>
            </text:list-item>
          </text:list>
        </text:list-item>
        <text:list-item>
          <text:p text:style-name="P9">Troubleshooting theory</text:p>
          <text:list>
            <text:list-item>
              <text:p text:style-name="P12">The system unit provides processing and storage.</text:p>
            </text:list-item>
            <text:list-item>
              <text:p text:style-name="P12">Common input devices include keyboards, mice, and scanners.</text:p>
            </text:list-item>
            <text:list-item>
              <text:p text:style-name="P12">Common output devices include monitors, printers, and speakers.</text:p>
              <text:list>
                <text:list-item>
                  <text:p text:style-name="P13">Step 1: Identify the problem</text:p>
                </text:list-item>
                <text:list-item>
                  <text:p text:style-name="P13">Step 2: Establish a theory to determine cause</text:p>
                </text:list-item>
                <text:list-item>
                  <text:p text:style-name="P13">Step 3: Test the theory to determine cause</text:p>
                </text:list-item>
                <text:list-item>
                  <text:p text:style-name="P13">Step 4: Establish a plan of action to resolve the problem and implement the solution</text:p>
                </text:list-item>
                <text:list-item>
                  <text:p text:style-name="P13">Step 5: Verify the full system functionality and, if applicable, implemnt preventative measures.</text:p>
                </text:list-item>
                <text:list-item>
                  <text:p text:style-name="P13">Step 6: document finding, actions, and outcome.</text:p>
                </text:list-item>
              </text:list>
              <text:p text:style-name="P12"/>
            </text:list-item>
          </text:list>
        </text:list-item>
        <text:list-item>
          <text:p text:style-name="P12"/>
          <text:list>
            <text:list-header>
              <text:p text:style-name="P12"/>
            </text:list-header>
          </text:list>
          <text:p text:style-name="P17"/>
          <text:p text:style-name="P6">Section <text:span text:style-name="T3">3</text:span> Notes</text:p>
          <text:p text:style-name="P10">Chapter 2: the visible computer</text:p>
        </text:list-item>
        <text:list-item>
          <text:p text:style-name="P14">The system unit contains the motherboard, CPU, RAM and hard drives; everything other device is a peripheral.</text:p>
        </text:list-item>
        <text:list-item>
          <text:p text:style-name="P15">Monitors and web cameras provide visual output.</text:p>
        </text:list-item>
        <text:list-item>
          <text:p text:style-name="P15">Keyboards, mice, and game controllers provide input.</text:p>
        </text:list-item>
        <text:list-item>
          <text:p text:style-name="P15">Printers create paper output.</text:p>
        </text:list-item>
        <text:list-item>
          <text:p text:style-name="P15">Speakers and headsets make audio output.</text:p>
          <text:p text:style-name="P18">External Connections</text:p>
        </text:list-item>
        <text:list-item>
          <text:p text:style-name="P16">Make sure you can recognize all the rear desktop connections, including USB, network, power, video, and audio.</text:p>
        </text:list-item>
        <text:list-item>
          <text:p text:style-name="P16">Be familiar with common front desktop connections.</text:p>
        </text:list-item>
        <text:list-item>
          <text:p text:style-name="P16">Make sure you can identify common connections on laptops.</text:p>
          <text:p text:style-name="P6"><text:soft-page-break/>Section <text:span text:style-name="T3">4</text:span> Notes</text:p>
          <text:p text:style-name="P6">Section <text:span text:style-name="T3">5</text:span> Notes</text:p>
          <text:p text:style-name="P6">Section <text:span text:style-name="T3">6</text:span> Notes</text:p>
          <text:p text:style-name="P6">Section <text:span text:style-name="T3">7</text:span> Notes</text:p>
          <text:p text:style-name="P6">Section <text:span text:style-name="T3">8</text:span> Notes</text:p>
          <text:p text:style-name="P6">Section <text:span text:style-name="T3">9</text:span> Notes</text:p>
          <text:p text:style-name="P6">Section <text:span text:style-name="T3">10</text:span> Notes</text:p>
          <text:p text:style-name="P6">Section <text:span text:style-name="T3">11</text:span> Notes</text:p>
          <text:p text:style-name="P6">Section <text:span text:style-name="T3">12</text:span> Notes</text:p>
          <text:p text:style-name="P6">Section <text:span text:style-name="T3">13</text:span> Notes</text:p>
          <text:p text:style-name="P6">Section <text:span text:style-name="T3">14</text:span> Notes</text:p>
          <text:p text:style-name="P6">Section <text:span text:style-name="T3">15</text:span> Notes</text:p>
          <text:p text:style-name="P6">Section <text:span text:style-name="T3">16</text:span> Notes</text:p>
          <text:p text:style-name="P6">Section <text:span text:style-name="T3">17</text:span> Notes</text:p>
          <text:p text:style-name="P6">Section <text:span text:style-name="T3">18</text:span> Notes</text:p>
          <text:p text:style-name="P6">Section <text:span text:style-name="T3">19</text:span> Notes</text:p>
          <text:p text:style-name="P6">Section <text:span text:style-name="T3">20</text:span> Notes</text:p>
          <text:p text:style-name="P6">Section <text:span text:style-name="T2">21</text:span> Notes</text:p>
          <text:p text:style-name="P6"><text:soft-page-break/>Section <text:span text:style-name="T2">22</text:span> Notes</text:p>
          <text:p text:style-name="P6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5-28T22:35:04.330000000</dc:date>
    <meta:editing-duration>PT44M12S</meta:editing-duration>
    <meta:editing-cycles>9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58" meta:word-count="330" meta:character-count="1740" meta:non-whitespace-character-count="1514"/>
  </office:meta>
</office:document-meta>
</file>